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10bav-F6</text:p>
          </table:table-cell>
          <table:table-cell office:value-type="string">
            <text:p>, 2}</text:p>
          </table:table-cell>
          <table:table-cell table:formula="of:=[.A1]&amp;[.B1]&amp;[.C1]" office:value-type="string" office:string-value="{ 10bav-F6, 2}">
            <text:p>{ 10bav-F6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bawacabacteria</text:p>
          </table:table-cell>
          <table:table-cell office:value-type="string">
            <text:p>, 2}</text:p>
          </table:table-cell>
          <table:table-cell table:formula="of:=[.A2]&amp;[.B2]&amp;[.C2]" office:value-type="string" office:string-value="{ Abawacabacteria, 2}">
            <text:p>{ Abawac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bditibacteriota</text:p>
          </table:table-cell>
          <table:table-cell office:value-type="string">
            <text:p>, 2}</text:p>
          </table:table-cell>
          <table:table-cell table:formula="of:=[.A3]&amp;[.B3]&amp;[.C3]" office:value-type="string" office:string-value="{ Abditibacteriota, 2}">
            <text:p>{ Abditi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bsconditabacteria</text:p>
          </table:table-cell>
          <table:table-cell office:value-type="string">
            <text:p>, 2}</text:p>
          </table:table-cell>
          <table:table-cell table:formula="of:=[.A4]&amp;[.B4]&amp;[.C4]" office:value-type="string" office:string-value="{ Absconditabacteria, 2}">
            <text:p>{ Abscondit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BY1</text:p>
          </table:table-cell>
          <table:table-cell office:value-type="string">
            <text:p>, 2}</text:p>
          </table:table-cell>
          <table:table-cell table:formula="of:=[.A5]&amp;[.B5]&amp;[.C5]" office:value-type="string" office:string-value="{ ABY1, 2}">
            <text:p>{ ABY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ipolaricaulota</text:p>
          </table:table-cell>
          <table:table-cell office:value-type="string">
            <text:p>, 2}</text:p>
          </table:table-cell>
          <table:table-cell table:formula="of:=[.A6]&amp;[.B6]&amp;[.C6]" office:value-type="string" office:string-value="{ Bipolaricaulota, 2}">
            <text:p>{ Bipolaricaul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cidobacteriota</text:p>
          </table:table-cell>
          <table:table-cell office:value-type="string">
            <text:p>, 2}</text:p>
          </table:table-cell>
          <table:table-cell table:formula="of:=[.A7]&amp;[.B7]&amp;[.C7]" office:value-type="string" office:string-value="{ Acidobacteriota, 2}">
            <text:p>{ Acido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ctinomycetota</text:p>
          </table:table-cell>
          <table:table-cell office:value-type="string">
            <text:p>, 2}</text:p>
          </table:table-cell>
          <table:table-cell table:formula="of:=[.A8]&amp;[.B8]&amp;[.C8]" office:value-type="string" office:string-value="{ Actinomycetota, 2}">
            <text:p>{ Actinomycet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dlerbacteria</text:p>
          </table:table-cell>
          <table:table-cell office:value-type="string">
            <text:p>, 2}</text:p>
          </table:table-cell>
          <table:table-cell table:formula="of:=[.A9]&amp;[.B9]&amp;[.C9]" office:value-type="string" office:string-value="{ Adlerbacteria, 2}">
            <text:p>{ Adl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erophobota</text:p>
          </table:table-cell>
          <table:table-cell office:value-type="string">
            <text:p>, 2}</text:p>
          </table:table-cell>
          <table:table-cell table:formula="of:=[.A10]&amp;[.B10]&amp;[.C10]" office:value-type="string" office:string-value="{ Aerophobota, 2}">
            <text:p>{ Aerophob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mesbacteria</text:p>
          </table:table-cell>
          <table:table-cell office:value-type="string">
            <text:p>, 2}</text:p>
          </table:table-cell>
          <table:table-cell table:formula="of:=[.A11]&amp;[.B11]&amp;[.C11]" office:value-type="string" office:string-value="{ Amesbacteria, 2}">
            <text:p>{ Ame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ndersenbacteria</text:p>
          </table:table-cell>
          <table:table-cell office:value-type="string">
            <text:p>, 2}</text:p>
          </table:table-cell>
          <table:table-cell table:formula="of:=[.A12]&amp;[.B12]&amp;[.C12]" office:value-type="string" office:string-value="{ Andersenbacteria, 2}">
            <text:p>{ Anderse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rmatimonadota</text:p>
          </table:table-cell>
          <table:table-cell office:value-type="string">
            <text:p>, 2}</text:p>
          </table:table-cell>
          <table:table-cell table:formula="of:=[.A13]&amp;[.B13]&amp;[.C13]" office:value-type="string" office:string-value="{ Armatimonadota, 2}">
            <text:p>{ Armatimonad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minicenantes</text:p>
          </table:table-cell>
          <table:table-cell office:value-type="string">
            <text:p>, 2}</text:p>
          </table:table-cell>
          <table:table-cell table:formula="of:=[.A14]&amp;[.B14]&amp;[.C14]" office:value-type="string" office:string-value="{ Aminicenantes, 2}">
            <text:p>{ Aminicenantes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ncK6</text:p>
          </table:table-cell>
          <table:table-cell office:value-type="string">
            <text:p>, 2}</text:p>
          </table:table-cell>
          <table:table-cell table:formula="of:=[.A15]&amp;[.B15]&amp;[.C15]" office:value-type="string" office:string-value="{ AncK6, 2}">
            <text:p>{ AncK6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pal-E12</text:p>
          </table:table-cell>
          <table:table-cell office:value-type="string">
            <text:p>, 2}</text:p>
          </table:table-cell>
          <table:table-cell table:formula="of:=[.A16]&amp;[.B16]&amp;[.C16]" office:value-type="string" office:string-value="{ Apal-E12, 2}">
            <text:p>{ Apal-E12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tribacterota</text:p>
          </table:table-cell>
          <table:table-cell office:value-type="string">
            <text:p>, 2}</text:p>
          </table:table-cell>
          <table:table-cell table:formula="of:=[.A17]&amp;[.B17]&amp;[.C17]" office:value-type="string" office:string-value="{ Atribacterota, 2}">
            <text:p>{ Atribact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quificota</text:p>
          </table:table-cell>
          <table:table-cell office:value-type="string">
            <text:p>, 2}</text:p>
          </table:table-cell>
          <table:table-cell table:formula="of:=[.A18]&amp;[.B18]&amp;[.C18]" office:value-type="string" office:string-value="{ Aquificota, 2}">
            <text:p>{ Aquific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zambacteria</text:p>
          </table:table-cell>
          <table:table-cell office:value-type="string">
            <text:p>, 2}</text:p>
          </table:table-cell>
          <table:table-cell table:formula="of:=[.A19]&amp;[.B19]&amp;[.C19]" office:value-type="string" office:string-value="{ Azambacteria, 2}">
            <text:p>{ Azam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Azambacteria</text:p>
          </table:table-cell>
          <table:table-cell office:value-type="string">
            <text:p>, 2}</text:p>
          </table:table-cell>
          <table:table-cell table:formula="of:=[.A20]&amp;[.B20]&amp;[.C20]" office:value-type="string" office:string-value="{ Azambacteria, 2}">
            <text:p>{ Azam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acteroidota</text:p>
          </table:table-cell>
          <table:table-cell office:value-type="string">
            <text:p>, 2}</text:p>
          </table:table-cell>
          <table:table-cell table:formula="of:=[.A21]&amp;[.B21]&amp;[.C21]" office:value-type="string" office:string-value="{ Bacteroidota, 2}">
            <text:p>{ Bacteroid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alneolota</text:p>
          </table:table-cell>
          <table:table-cell office:value-type="string">
            <text:p>, 2}</text:p>
          </table:table-cell>
          <table:table-cell table:formula="of:=[.A22]&amp;[.B22]&amp;[.C22]" office:value-type="string" office:string-value="{ Balneolota, 2}">
            <text:p>{ Balneol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dellovibrionota</text:p>
          </table:table-cell>
          <table:table-cell office:value-type="string">
            <text:p>, 2}</text:p>
          </table:table-cell>
          <table:table-cell table:formula="of:=[.A23]&amp;[.B23]&amp;[.C23]" office:value-type="string" office:string-value="{ Bdellovibrionota, 2}">
            <text:p>{ Bdellovibrion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eckwithbacteria</text:p>
          </table:table-cell>
          <table:table-cell office:value-type="string">
            <text:p>, 2}</text:p>
          </table:table-cell>
          <table:table-cell table:formula="of:=[.A24]&amp;[.B24]&amp;[.C24]" office:value-type="string" office:string-value="{ Beckwithbacteria, 2}">
            <text:p>{ Beckwith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erkelbacteria</text:p>
          </table:table-cell>
          <table:table-cell office:value-type="string">
            <text:p>, 2}</text:p>
          </table:table-cell>
          <table:table-cell table:formula="of:=[.A25]&amp;[.B25]&amp;[.C25]" office:value-type="string" office:string-value="{ Berkelbacteria, 2}">
            <text:p>{ Berkel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HI80-139</text:p>
          </table:table-cell>
          <table:table-cell office:value-type="string">
            <text:p>, 2}</text:p>
          </table:table-cell>
          <table:table-cell table:formula="of:=[.A26]&amp;[.B26]&amp;[.C26]" office:value-type="string" office:string-value="{ BHI80-139, 2}">
            <text:p>{ BHI80-139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lackburnbacteria</text:p>
          </table:table-cell>
          <table:table-cell office:value-type="string">
            <text:p>, 2}</text:p>
          </table:table-cell>
          <table:table-cell table:formula="of:=[.A27]&amp;[.B27]&amp;[.C27]" office:value-type="string" office:string-value="{ Blackburnbacteria, 2}">
            <text:p>{ Blackbur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rennerbacteria</text:p>
          </table:table-cell>
          <table:table-cell office:value-type="string">
            <text:p>, 2}</text:p>
          </table:table-cell>
          <table:table-cell table:formula="of:=[.A28]&amp;[.B28]&amp;[.C28]" office:value-type="string" office:string-value="{ Brennerbacteria, 2}">
            <text:p>{ Brenn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rownbacteria</text:p>
          </table:table-cell>
          <table:table-cell office:value-type="string">
            <text:p>, 2}</text:p>
          </table:table-cell>
          <table:table-cell table:formula="of:=[.A29]&amp;[.B29]&amp;[.C29]" office:value-type="string" office:string-value="{ Brownbacteria, 2}">
            <text:p>{ Brow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uchananbacteria</text:p>
          </table:table-cell>
          <table:table-cell office:value-type="string">
            <text:p>, 2}</text:p>
          </table:table-cell>
          <table:table-cell table:formula="of:=[.A30]&amp;[.B30]&amp;[.C30]" office:value-type="string" office:string-value="{ Buchananbacteria, 2}">
            <text:p>{ Buchan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aldisericota</text:p>
          </table:table-cell>
          <table:table-cell office:value-type="string">
            <text:p>, 2}</text:p>
          </table:table-cell>
          <table:table-cell table:formula="of:=[.A31]&amp;[.B31]&amp;[.C31]" office:value-type="string" office:string-value="{ Caldisericota, 2}">
            <text:p>{ Caldiseric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alditrichota</text:p>
          </table:table-cell>
          <table:table-cell office:value-type="string">
            <text:p>, 2}</text:p>
          </table:table-cell>
          <table:table-cell table:formula="of:=[.A32]&amp;[.B32]&amp;[.C32]" office:value-type="string" office:string-value="{ Calditrichota, 2}">
            <text:p>{ Calditrich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alescamantes</text:p>
          </table:table-cell>
          <table:table-cell office:value-type="string">
            <text:p>, 2}</text:p>
          </table:table-cell>
          <table:table-cell table:formula="of:=[.A33]&amp;[.B33]&amp;[.C33]" office:value-type="string" office:string-value="{ Calescamantes, 2}">
            <text:p>{ Calescamantes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ampbellbacteria</text:p>
          </table:table-cell>
          <table:table-cell office:value-type="string">
            <text:p>, 2}</text:p>
          </table:table-cell>
          <table:table-cell table:formula="of:=[.A34]&amp;[.B34]&amp;[.C34]" office:value-type="string" office:string-value="{ Campbellbacteria, 2}">
            <text:p>{ Campbell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ampylobacterota</text:p>
          </table:table-cell>
          <table:table-cell office:value-type="string">
            <text:p>, 2}</text:p>
          </table:table-cell>
          <table:table-cell table:formula="of:=[.A35]&amp;[.B35]&amp;[.C35]" office:value-type="string" office:string-value="{ Campylobacterota, 2}">
            <text:p>{ Campylobact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hlamydiota</text:p>
          </table:table-cell>
          <table:table-cell office:value-type="string">
            <text:p>, 2}</text:p>
          </table:table-cell>
          <table:table-cell table:formula="of:=[.A36]&amp;[.B36]&amp;[.C36]" office:value-type="string" office:string-value="{ Chlamydiota, 2}">
            <text:p>{ Chlamyd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hlorobiota</text:p>
          </table:table-cell>
          <table:table-cell office:value-type="string">
            <text:p>, 2}</text:p>
          </table:table-cell>
          <table:table-cell table:formula="of:=[.A37]&amp;[.B37]&amp;[.C37]" office:value-type="string" office:string-value="{ Chlorobiota, 2}">
            <text:p>{ Chlorob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hloroflexota</text:p>
          </table:table-cell>
          <table:table-cell office:value-type="string">
            <text:p>, 2}</text:p>
          </table:table-cell>
          <table:table-cell table:formula="of:=[.A38]&amp;[.B38]&amp;[.C38]" office:value-type="string" office:string-value="{ Chloroflexota, 2}">
            <text:p>{ Chloroflex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hisholmbacteria</text:p>
          </table:table-cell>
          <table:table-cell office:value-type="string">
            <text:p>, 2}</text:p>
          </table:table-cell>
          <table:table-cell table:formula="of:=[.A39]&amp;[.B39]&amp;[.C39]" office:value-type="string" office:string-value="{ Chisholmbacteria, 2}">
            <text:p>{ Chisholm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hrysiogenota</text:p>
          </table:table-cell>
          <table:table-cell office:value-type="string">
            <text:p>, 2}</text:p>
          </table:table-cell>
          <table:table-cell table:formula="of:=[.A40]&amp;[.B40]&amp;[.C40]" office:value-type="string" office:string-value="{ Chrysiogenota, 2}">
            <text:p>{ Chrysiogen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loacimonetes</text:p>
          </table:table-cell>
          <table:table-cell office:value-type="string">
            <text:p>, 2}</text:p>
          </table:table-cell>
          <table:table-cell table:formula="of:=[.A41]&amp;[.B41]&amp;[.C41]" office:value-type="string" office:string-value="{ Cloacimonetes, 2}">
            <text:p>{ Cloacimonetes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oatesbacteria</text:p>
          </table:table-cell>
          <table:table-cell office:value-type="string">
            <text:p>, 2}</text:p>
          </table:table-cell>
          <table:table-cell table:formula="of:=[.A42]&amp;[.B42]&amp;[.C42]" office:value-type="string" office:string-value="{ Coatesbacteria, 2}">
            <text:p>{ Coate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ollierbacteria</text:p>
          </table:table-cell>
          <table:table-cell office:value-type="string">
            <text:p>, 2}</text:p>
          </table:table-cell>
          <table:table-cell table:formula="of:=[.A43]&amp;[.B43]&amp;[.C43]" office:value-type="string" office:string-value="{ Collierbacteria, 2}">
            <text:p>{ Colli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olwellbacteria</text:p>
          </table:table-cell>
          <table:table-cell office:value-type="string">
            <text:p>, 2}</text:p>
          </table:table-cell>
          <table:table-cell table:formula="of:=[.A44]&amp;[.B44]&amp;[.C44]" office:value-type="string" office:string-value="{ Colwellbacteria, 2}">
            <text:p>{ Colwell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oprothermobacterota</text:p>
          </table:table-cell>
          <table:table-cell office:value-type="string">
            <text:p>, 2}</text:p>
          </table:table-cell>
          <table:table-cell table:formula="of:=[.A45]&amp;[.B45]&amp;[.C45]" office:value-type="string" office:string-value="{ Coprothermobacterota, 2}">
            <text:p>{ Coprothermobact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urtissbacteria</text:p>
          </table:table-cell>
          <table:table-cell office:value-type="string">
            <text:p>, 2}</text:p>
          </table:table-cell>
          <table:table-cell table:formula="of:=[.A46]&amp;[.B46]&amp;[.C46]" office:value-type="string" office:string-value="{ Curtissbacteria, 2}">
            <text:p>{ Curtis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PR-1</text:p>
          </table:table-cell>
          <table:table-cell office:value-type="string">
            <text:p>, 2}</text:p>
          </table:table-cell>
          <table:table-cell table:formula="of:=[.A47]&amp;[.B47]&amp;[.C47]" office:value-type="string" office:string-value="{ CPR-1, 2}">
            <text:p>{ CPR-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PR-3</text:p>
          </table:table-cell>
          <table:table-cell office:value-type="string">
            <text:p>, 2}</text:p>
          </table:table-cell>
          <table:table-cell table:formula="of:=[.A48]&amp;[.B48]&amp;[.C48]" office:value-type="string" office:string-value="{ CPR-3, 2}">
            <text:p>{ CPR-3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Cyanobacteria</text:p>
          </table:table-cell>
          <table:table-cell office:value-type="string">
            <text:p>, 2}</text:p>
          </table:table-cell>
          <table:table-cell table:formula="of:=[.A49]&amp;[.B49]&amp;[.C49]" office:value-type="string" office:string-value="{ Cyanobacteria, 2}">
            <text:p>{ Cyan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adabacteria</text:p>
          </table:table-cell>
          <table:table-cell office:value-type="string">
            <text:p>, 2}</text:p>
          </table:table-cell>
          <table:table-cell table:formula="of:=[.A50]&amp;[.B50]&amp;[.C50]" office:value-type="string" office:string-value="{ Dadabacteria, 2}">
            <text:p>{ Dad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aviesbacteria</text:p>
          </table:table-cell>
          <table:table-cell office:value-type="string">
            <text:p>, 2}</text:p>
          </table:table-cell>
          <table:table-cell table:formula="of:=[.A51]&amp;[.B51]&amp;[.C51]" office:value-type="string" office:string-value="{ Daviesbacteria, 2}">
            <text:p>{ Davie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elphibacteria</text:p>
          </table:table-cell>
          <table:table-cell office:value-type="string">
            <text:p>, 2}</text:p>
          </table:table-cell>
          <table:table-cell table:formula="of:=[.A52]&amp;[.B52]&amp;[.C52]" office:value-type="string" office:string-value="{ Delphibacteria, 2}">
            <text:p>{ Delph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elongbacteria</text:p>
          </table:table-cell>
          <table:table-cell office:value-type="string">
            <text:p>, 2}</text:p>
          </table:table-cell>
          <table:table-cell table:formula="of:=[.A53]&amp;[.B53]&amp;[.C53]" office:value-type="string" office:string-value="{ Delongbacteria, 2}">
            <text:p>{ Delong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eferribacterota</text:p>
          </table:table-cell>
          <table:table-cell office:value-type="string">
            <text:p>, 2}</text:p>
          </table:table-cell>
          <table:table-cell table:formula="of:=[.A54]&amp;[.B54]&amp;[.C54]" office:value-type="string" office:string-value="{ Deferribacterota, 2}">
            <text:p>{ Deferribact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einococcota</text:p>
          </table:table-cell>
          <table:table-cell office:value-type="string">
            <text:p>, 2}</text:p>
          </table:table-cell>
          <table:table-cell table:formula="of:=[.A55]&amp;[.B55]&amp;[.C55]" office:value-type="string" office:string-value="{ Deinococcota, 2}">
            <text:p>{ Deinococc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ependentiae</text:p>
          </table:table-cell>
          <table:table-cell office:value-type="string">
            <text:p>, 2}</text:p>
          </table:table-cell>
          <table:table-cell table:formula="of:=[.A56]&amp;[.B56]&amp;[.C56]" office:value-type="string" office:string-value="{ Dependentiae, 2}">
            <text:p>{ Dependentiae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ictyoglomota</text:p>
          </table:table-cell>
          <table:table-cell office:value-type="string">
            <text:p>, 2}</text:p>
          </table:table-cell>
          <table:table-cell table:formula="of:=[.A57]&amp;[.B57]&amp;[.C57]" office:value-type="string" office:string-value="{ Dictyoglomota, 2}">
            <text:p>{ Dictyoglom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ojkabacteria</text:p>
          </table:table-cell>
          <table:table-cell office:value-type="string">
            <text:p>, 2}</text:p>
          </table:table-cell>
          <table:table-cell table:formula="of:=[.A58]&amp;[.B58]&amp;[.C58]" office:value-type="string" office:string-value="{ Dojkabacteria, 2}">
            <text:p>{ Dojk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ormibacteraeota</text:p>
          </table:table-cell>
          <table:table-cell office:value-type="string">
            <text:p>, 2}</text:p>
          </table:table-cell>
          <table:table-cell table:formula="of:=[.A59]&amp;[.B59]&amp;[.C59]" office:value-type="string" office:string-value="{ Dormibacteraeota, 2}">
            <text:p>{ Dormibacterae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Doudnabacteria</text:p>
          </table:table-cell>
          <table:table-cell office:value-type="string">
            <text:p>, 2}</text:p>
          </table:table-cell>
          <table:table-cell table:formula="of:=[.A60]&amp;[.B60]&amp;[.C60]" office:value-type="string" office:string-value="{ Doudnabacteria, 2}">
            <text:p>{ Doudn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Edwardsbacteria</text:p>
          </table:table-cell>
          <table:table-cell office:value-type="string">
            <text:p>, 2}</text:p>
          </table:table-cell>
          <table:table-cell table:formula="of:=[.A61]&amp;[.B61]&amp;[.C61]" office:value-type="string" office:string-value="{ Edwardsbacteria, 2}">
            <text:p>{ Edward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Eisenbacteria</text:p>
          </table:table-cell>
          <table:table-cell office:value-type="string">
            <text:p>, 2}</text:p>
          </table:table-cell>
          <table:table-cell table:formula="of:=[.A62]&amp;[.B62]&amp;[.C62]" office:value-type="string" office:string-value="{ Eisenbacteria, 2}">
            <text:p>{ Eise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Elusimicrobiota</text:p>
          </table:table-cell>
          <table:table-cell office:value-type="string">
            <text:p>, 2}</text:p>
          </table:table-cell>
          <table:table-cell table:formula="of:=[.A63]&amp;[.B63]&amp;[.C63]" office:value-type="string" office:string-value="{ Elusimicrobiota, 2}">
            <text:p>{ Elusimicrob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Eremiobacteraeota</text:p>
          </table:table-cell>
          <table:table-cell office:value-type="string">
            <text:p>, 2}</text:p>
          </table:table-cell>
          <table:table-cell table:formula="of:=[.A64]&amp;[.B64]&amp;[.C64]" office:value-type="string" office:string-value="{ Eremiobacteraeota, 2}">
            <text:p>{ Eremiobacterae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alkowbacteria</text:p>
          </table:table-cell>
          <table:table-cell office:value-type="string">
            <text:p>, 2}</text:p>
          </table:table-cell>
          <table:table-cell table:formula="of:=[.A65]&amp;[.B65]&amp;[.C65]" office:value-type="string" office:string-value="{ Falkowbacteria, 2}">
            <text:p>{ Falkow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ermentibacteria</text:p>
          </table:table-cell>
          <table:table-cell office:value-type="string">
            <text:p>, 2}</text:p>
          </table:table-cell>
          <table:table-cell table:formula="of:=[.A66]&amp;[.B66]&amp;[.C66]" office:value-type="string" office:string-value="{ Fermentibacteria, 2}">
            <text:p>{ Ferment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ertabacteria</text:p>
          </table:table-cell>
          <table:table-cell office:value-type="string">
            <text:p>, 2}</text:p>
          </table:table-cell>
          <table:table-cell table:formula="of:=[.A67]&amp;[.B67]&amp;[.C67]" office:value-type="string" office:string-value="{ Fertabacteria, 2}">
            <text:p>{ Fert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ibrobacterota</text:p>
          </table:table-cell>
          <table:table-cell office:value-type="string">
            <text:p>, 2}</text:p>
          </table:table-cell>
          <table:table-cell table:formula="of:=[.A68]&amp;[.B68]&amp;[.C68]" office:value-type="string" office:string-value="{ Fibrobacterota, 2}">
            <text:p>{ Fibrobact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irestonebacteria</text:p>
          </table:table-cell>
          <table:table-cell office:value-type="string">
            <text:p>, 2}</text:p>
          </table:table-cell>
          <table:table-cell table:formula="of:=[.A69]&amp;[.B69]&amp;[.C69]" office:value-type="string" office:string-value="{ Firestonebacteria, 2}">
            <text:p>{ Firestone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ervidibacteria</text:p>
          </table:table-cell>
          <table:table-cell office:value-type="string">
            <text:p>, 2}</text:p>
          </table:table-cell>
          <table:table-cell table:formula="of:=[.A70]&amp;[.B70]&amp;[.C70]" office:value-type="string" office:string-value="{ Fervidibacteria, 2}">
            <text:p>{ Fervid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ischerbacteria</text:p>
          </table:table-cell>
          <table:table-cell office:value-type="string">
            <text:p>, 2}</text:p>
          </table:table-cell>
          <table:table-cell table:formula="of:=[.A71]&amp;[.B71]&amp;[.C71]" office:value-type="string" office:string-value="{ Fischerbacteria, 2}">
            <text:p>{ Fisch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Bacillota</text:p>
          </table:table-cell>
          <table:table-cell office:value-type="string">
            <text:p>, 2}</text:p>
          </table:table-cell>
          <table:table-cell table:formula="of:=[.A72]&amp;[.B72]&amp;[.C72]" office:value-type="string" office:string-value="{ Bacillota, 2}">
            <text:p>{ Bacill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raserbacteria</text:p>
          </table:table-cell>
          <table:table-cell office:value-type="string">
            <text:p>, 2}</text:p>
          </table:table-cell>
          <table:table-cell table:formula="of:=[.A73]&amp;[.B73]&amp;[.C73]" office:value-type="string" office:string-value="{ Fraserbacteria, 2}">
            <text:p>{ Fras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Fusobacteriota</text:p>
          </table:table-cell>
          <table:table-cell office:value-type="string">
            <text:p>, 2}</text:p>
          </table:table-cell>
          <table:table-cell table:formula="of:=[.A74]&amp;[.B74]&amp;[.C74]" office:value-type="string" office:string-value="{ Fusobacteriota, 2}">
            <text:p>{ Fuso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emmatimonadota</text:p>
          </table:table-cell>
          <table:table-cell office:value-type="string">
            <text:p>, 2}</text:p>
          </table:table-cell>
          <table:table-cell table:formula="of:=[.A75]&amp;[.B75]&amp;[.C75]" office:value-type="string" office:string-value="{ Gemmatimonadota, 2}">
            <text:p>{ Gemmatimonad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lassbacteria</text:p>
          </table:table-cell>
          <table:table-cell office:value-type="string">
            <text:p>, 2}</text:p>
          </table:table-cell>
          <table:table-cell table:formula="of:=[.A76]&amp;[.B76]&amp;[.C76]" office:value-type="string" office:string-value="{ Glassbacteria, 2}">
            <text:p>{ Glas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iovannonibacteria</text:p>
          </table:table-cell>
          <table:table-cell office:value-type="string">
            <text:p>, 2}</text:p>
          </table:table-cell>
          <table:table-cell table:formula="of:=[.A77]&amp;[.B77]&amp;[.C77]" office:value-type="string" office:string-value="{ Giovannonibacteria, 2}">
            <text:p>{ Giovannon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ottesmanbacteria</text:p>
          </table:table-cell>
          <table:table-cell office:value-type="string">
            <text:p>, 2}</text:p>
          </table:table-cell>
          <table:table-cell table:formula="of:=[.A78]&amp;[.B78]&amp;[.C78]" office:value-type="string" office:string-value="{ Gottesmanbacteria, 2}">
            <text:p>{ Gottesm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racilibacteria</text:p>
          </table:table-cell>
          <table:table-cell office:value-type="string">
            <text:p>, 2}</text:p>
          </table:table-cell>
          <table:table-cell table:formula="of:=[.A79]&amp;[.B79]&amp;[.C79]" office:value-type="string" office:string-value="{ Gracilibacteria, 2}">
            <text:p>{ Gracil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Gribaldobacteria</text:p>
          </table:table-cell>
          <table:table-cell office:value-type="string">
            <text:p>, 2}</text:p>
          </table:table-cell>
          <table:table-cell table:formula="of:=[.A80]&amp;[.B80]&amp;[.C80]" office:value-type="string" office:string-value="{ Gribaldobacteria, 2}">
            <text:p>{ Gribald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Handelsmanbacteria</text:p>
          </table:table-cell>
          <table:table-cell office:value-type="string">
            <text:p>, 2}</text:p>
          </table:table-cell>
          <table:table-cell table:formula="of:=[.A81]&amp;[.B81]&amp;[.C81]" office:value-type="string" office:string-value="{ Handelsmanbacteria, 2}">
            <text:p>{ Handelsm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Harrisonbacteria</text:p>
          </table:table-cell>
          <table:table-cell office:value-type="string">
            <text:p>, 2}</text:p>
          </table:table-cell>
          <table:table-cell table:formula="of:=[.A82]&amp;[.B82]&amp;[.C82]" office:value-type="string" office:string-value="{ Harrisonbacteria, 2}">
            <text:p>{ Harriso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Howlettbacteria</text:p>
          </table:table-cell>
          <table:table-cell office:value-type="string">
            <text:p>, 2}</text:p>
          </table:table-cell>
          <table:table-cell table:formula="of:=[.A83]&amp;[.B83]&amp;[.C83]" office:value-type="string" office:string-value="{ Howlettbacteria, 2}">
            <text:p>{ Howlett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Hugbacteria</text:p>
          </table:table-cell>
          <table:table-cell office:value-type="string">
            <text:p>, 2}</text:p>
          </table:table-cell>
          <table:table-cell table:formula="of:=[.A84]&amp;[.B84]&amp;[.C84]" office:value-type="string" office:string-value="{ Hugbacteria, 2}">
            <text:p>{ Hug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Hydrogenedentes</text:p>
          </table:table-cell>
          <table:table-cell office:value-type="string">
            <text:p>, 2}</text:p>
          </table:table-cell>
          <table:table-cell table:formula="of:=[.A85]&amp;[.B85]&amp;[.C85]" office:value-type="string" office:string-value="{ Hydrogenedentes, 2}">
            <text:p>{ Hydrogenedentes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Ignavibacteriota</text:p>
          </table:table-cell>
          <table:table-cell office:value-type="string">
            <text:p>, 2}</text:p>
          </table:table-cell>
          <table:table-cell table:formula="of:=[.A86]&amp;[.B86]&amp;[.C86]" office:value-type="string" office:string-value="{ Ignavibacteriota, 2}">
            <text:p>{ Ignavi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Jacksonbacteria</text:p>
          </table:table-cell>
          <table:table-cell office:value-type="string">
            <text:p>, 2}</text:p>
          </table:table-cell>
          <table:table-cell table:formula="of:=[.A87]&amp;[.B87]&amp;[.C87]" office:value-type="string" office:string-value="{ Jacksonbacteria, 2}">
            <text:p>{ Jackso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Jorgensenbacteria</text:p>
          </table:table-cell>
          <table:table-cell office:value-type="string">
            <text:p>, 2}</text:p>
          </table:table-cell>
          <table:table-cell table:formula="of:=[.A88]&amp;[.B88]&amp;[.C88]" office:value-type="string" office:string-value="{ Jorgensenbacteria, 2}">
            <text:p>{ Jorgense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aiserbacteria</text:p>
          </table:table-cell>
          <table:table-cell office:value-type="string">
            <text:p>, 2}</text:p>
          </table:table-cell>
          <table:table-cell table:formula="of:=[.A89]&amp;[.B89]&amp;[.C89]" office:value-type="string" office:string-value="{ Kaiserbacteria, 2}">
            <text:p>{ Kaise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atanobacteria</text:p>
          </table:table-cell>
          <table:table-cell office:value-type="string">
            <text:p>, 2}</text:p>
          </table:table-cell>
          <table:table-cell table:formula="of:=[.A90]&amp;[.B90]&amp;[.C90]" office:value-type="string" office:string-value="{ Katanobacteria, 2}">
            <text:p>{ Katan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azanbacteria</text:p>
          </table:table-cell>
          <table:table-cell office:value-type="string">
            <text:p>, 2}</text:p>
          </table:table-cell>
          <table:table-cell table:formula="of:=[.A91]&amp;[.B91]&amp;[.C91]" office:value-type="string" office:string-value="{ Kazanbacteria, 2}">
            <text:p>{ Kaz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erfeldbacteria</text:p>
          </table:table-cell>
          <table:table-cell office:value-type="string">
            <text:p>, 2}</text:p>
          </table:table-cell>
          <table:table-cell table:formula="of:=[.A92]&amp;[.B92]&amp;[.C92]" office:value-type="string" office:string-value="{ Kerfeldbacteria, 2}">
            <text:p>{ Kerfeld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iritimatiellota</text:p>
          </table:table-cell>
          <table:table-cell office:value-type="string">
            <text:p>, 2}</text:p>
          </table:table-cell>
          <table:table-cell table:formula="of:=[.A93]&amp;[.B93]&amp;[.C93]" office:value-type="string" office:string-value="{ Kiritimatiellota, 2}">
            <text:p>{ Kiritimatiell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omeilibacteria</text:p>
          </table:table-cell>
          <table:table-cell office:value-type="string">
            <text:p>, 2}</text:p>
          </table:table-cell>
          <table:table-cell table:formula="of:=[.A94]&amp;[.B94]&amp;[.C94]" office:value-type="string" office:string-value="{ Komeilibacteria, 2}">
            <text:p>{ Komeil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ryptonia</text:p>
          </table:table-cell>
          <table:table-cell office:value-type="string">
            <text:p>, 2}</text:p>
          </table:table-cell>
          <table:table-cell table:formula="of:=[.A95]&amp;[.B95]&amp;[.C95]" office:value-type="string" office:string-value="{ Kryptonia, 2}">
            <text:p>{ Krypton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SB1</text:p>
          </table:table-cell>
          <table:table-cell office:value-type="string">
            <text:p>, 2}</text:p>
          </table:table-cell>
          <table:table-cell table:formula="of:=[.A96]&amp;[.B96]&amp;[.C96]" office:value-type="string" office:string-value="{ KSB1, 2}">
            <text:p>{ KSB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rumholzibacteriota</text:p>
          </table:table-cell>
          <table:table-cell office:value-type="string">
            <text:p>, 2}</text:p>
          </table:table-cell>
          <table:table-cell table:formula="of:=[.A97]&amp;[.B97]&amp;[.C97]" office:value-type="string" office:string-value="{ Krumholzibacteriota, 2}">
            <text:p>{ Krumholzi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Kuenenbacteria</text:p>
          </table:table-cell>
          <table:table-cell office:value-type="string">
            <text:p>, 2}</text:p>
          </table:table-cell>
          <table:table-cell table:formula="of:=[.A98]&amp;[.B98]&amp;[.C98]" office:value-type="string" office:string-value="{ Kuenenbacteria, 2}">
            <text:p>{ Kuene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ambdaproteobacteria</text:p>
          </table:table-cell>
          <table:table-cell office:value-type="string">
            <text:p>, 2}</text:p>
          </table:table-cell>
          <table:table-cell table:formula="of:=[.A99]&amp;[.B99]&amp;[.C99]" office:value-type="string" office:string-value="{ Lambdaproteobacteria, 2}">
            <text:p>{ Lambdaprote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atescibacteria</text:p>
          </table:table-cell>
          <table:table-cell office:value-type="string">
            <text:p>, 2}</text:p>
          </table:table-cell>
          <table:table-cell table:formula="of:=[.A100]&amp;[.B100]&amp;[.C100]" office:value-type="string" office:string-value="{ Latescibacteria, 2}">
            <text:p>{ Latesc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CP-89</text:p>
          </table:table-cell>
          <table:table-cell office:value-type="string">
            <text:p>, 2}</text:p>
          </table:table-cell>
          <table:table-cell table:formula="of:=[.A101]&amp;[.B101]&amp;[.C101]" office:value-type="string" office:string-value="{ LCP-89, 2}">
            <text:p>{ LCP-89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entisphaerota</text:p>
          </table:table-cell>
          <table:table-cell office:value-type="string">
            <text:p>, 2}</text:p>
          </table:table-cell>
          <table:table-cell table:formula="of:=[.A102]&amp;[.B102]&amp;[.C102]" office:value-type="string" office:string-value="{ Lentisphaerota, 2}">
            <text:p>{ Lentisphae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evybacteria</text:p>
          </table:table-cell>
          <table:table-cell office:value-type="string">
            <text:p>, 2}</text:p>
          </table:table-cell>
          <table:table-cell table:formula="of:=[.A103]&amp;[.B103]&amp;[.C103]" office:value-type="string" office:string-value="{ Levybacteria, 2}">
            <text:p>{ Levy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indowbacteria</text:p>
          </table:table-cell>
          <table:table-cell office:value-type="string">
            <text:p>, 2}</text:p>
          </table:table-cell>
          <table:table-cell table:formula="of:=[.A104]&amp;[.B104]&amp;[.C104]" office:value-type="string" office:string-value="{ Lindowbacteria, 2}">
            <text:p>{ Lindow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iptonbacteria</text:p>
          </table:table-cell>
          <table:table-cell office:value-type="string">
            <text:p>, 2}</text:p>
          </table:table-cell>
          <table:table-cell table:formula="of:=[.A105]&amp;[.B105]&amp;[.C105]" office:value-type="string" office:string-value="{ Liptonbacteria, 2}">
            <text:p>{ Lipto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Lloydbacteria</text:p>
          </table:table-cell>
          <table:table-cell office:value-type="string">
            <text:p>, 2}</text:p>
          </table:table-cell>
          <table:table-cell table:formula="of:=[.A106]&amp;[.B106]&amp;[.C106]" office:value-type="string" office:string-value="{ Lloydbacteria, 2}">
            <text:p>{ Lloyd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agasanikbacteria</text:p>
          </table:table-cell>
          <table:table-cell office:value-type="string">
            <text:p>, 2}</text:p>
          </table:table-cell>
          <table:table-cell table:formula="of:=[.A107]&amp;[.B107]&amp;[.C107]" office:value-type="string" office:string-value="{ Magasanikbacteria, 2}">
            <text:p>{ Magasanik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argulisbacteria</text:p>
          </table:table-cell>
          <table:table-cell office:value-type="string">
            <text:p>, 2}</text:p>
          </table:table-cell>
          <table:table-cell table:formula="of:=[.A108]&amp;[.B108]&amp;[.C108]" office:value-type="string" office:string-value="{ Margulisbacteria, 2}">
            <text:p>{ Margulis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arinimicrobia</text:p>
          </table:table-cell>
          <table:table-cell office:value-type="string">
            <text:p>, 2}</text:p>
          </table:table-cell>
          <table:table-cell table:formula="of:=[.A109]&amp;[.B109]&amp;[.C109]" office:value-type="string" office:string-value="{ Marinimicrobia, 2}">
            <text:p>{ Marinimicrob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elainabacteria</text:p>
          </table:table-cell>
          <table:table-cell office:value-type="string">
            <text:p>, 2}</text:p>
          </table:table-cell>
          <table:table-cell table:formula="of:=[.A110]&amp;[.B110]&amp;[.C110]" office:value-type="string" office:string-value="{ Melainabacteria, 2}">
            <text:p>{ Melain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icrogenomates</text:p>
          </table:table-cell>
          <table:table-cell office:value-type="string">
            <text:p>, 2}</text:p>
          </table:table-cell>
          <table:table-cell table:formula="of:=[.A111]&amp;[.B111]&amp;[.C111]" office:value-type="string" office:string-value="{ Microgenomates, 2}">
            <text:p>{ Microgenomates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odulibacteria</text:p>
          </table:table-cell>
          <table:table-cell office:value-type="string">
            <text:p>, 2}</text:p>
          </table:table-cell>
          <table:table-cell table:formula="of:=[.A112]&amp;[.B112]&amp;[.C112]" office:value-type="string" office:string-value="{ Modulibacteria, 2}">
            <text:p>{ Modul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oranbacteria</text:p>
          </table:table-cell>
          <table:table-cell office:value-type="string">
            <text:p>, 2}</text:p>
          </table:table-cell>
          <table:table-cell table:formula="of:=[.A113]&amp;[.B113]&amp;[.C113]" office:value-type="string" office:string-value="{ Moranbacteria, 2}">
            <text:p>{ Mor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uproteobacteria</text:p>
          </table:table-cell>
          <table:table-cell office:value-type="string">
            <text:p>, 2}</text:p>
          </table:table-cell>
          <table:table-cell table:formula="of:=[.A114]&amp;[.B114]&amp;[.C114]" office:value-type="string" office:string-value="{ Muproteobacteria, 2}">
            <text:p>{ Muprote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yxococcota</text:p>
          </table:table-cell>
          <table:table-cell office:value-type="string">
            <text:p>, 2}</text:p>
          </table:table-cell>
          <table:table-cell table:formula="of:=[.A115]&amp;[.B115]&amp;[.C115]" office:value-type="string" office:string-value="{ Myxococcota, 2}">
            <text:p>{ Myxococc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C10</text:p>
          </table:table-cell>
          <table:table-cell office:value-type="string">
            <text:p>, 2}</text:p>
          </table:table-cell>
          <table:table-cell table:formula="of:=[.A116]&amp;[.B116]&amp;[.C116]" office:value-type="string" office:string-value="{ NC10, 2}">
            <text:p>{ NC10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ealsonbacteria</text:p>
          </table:table-cell>
          <table:table-cell office:value-type="string">
            <text:p>, 2}</text:p>
          </table:table-cell>
          <table:table-cell table:formula="of:=[.A117]&amp;[.B117]&amp;[.C117]" office:value-type="string" office:string-value="{ Nealsonbacteria, 2}">
            <text:p>{ Nealso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iyogibacteria</text:p>
          </table:table-cell>
          <table:table-cell office:value-type="string">
            <text:p>, 2}</text:p>
          </table:table-cell>
          <table:table-cell table:formula="of:=[.A118]&amp;[.B118]&amp;[.C118]" office:value-type="string" office:string-value="{ Niyogibacteria, 2}">
            <text:p>{ Niyog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itrospinota</text:p>
          </table:table-cell>
          <table:table-cell office:value-type="string">
            <text:p>, 2}</text:p>
          </table:table-cell>
          <table:table-cell table:formula="of:=[.A119]&amp;[.B119]&amp;[.C119]" office:value-type="string" office:string-value="{ Nitrospinota, 2}">
            <text:p>{ Nitrospin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itrospirota</text:p>
          </table:table-cell>
          <table:table-cell office:value-type="string">
            <text:p>, 2}</text:p>
          </table:table-cell>
          <table:table-cell table:formula="of:=[.A120]&amp;[.B120]&amp;[.C120]" office:value-type="string" office:string-value="{ Nitrospirota, 2}">
            <text:p>{ Nitrospir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Nomurabacteria</text:p>
          </table:table-cell>
          <table:table-cell office:value-type="string">
            <text:p>, 2}</text:p>
          </table:table-cell>
          <table:table-cell table:formula="of:=[.A121]&amp;[.B121]&amp;[.C121]" office:value-type="string" office:string-value="{ Nomurabacteria, 2}">
            <text:p>{ Nomur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Omnitrophica</text:p>
          </table:table-cell>
          <table:table-cell office:value-type="string">
            <text:p>, 2}</text:p>
          </table:table-cell>
          <table:table-cell table:formula="of:=[.A122]&amp;[.B122]&amp;[.C122]" office:value-type="string" office:string-value="{ Omnitrophica, 2}">
            <text:p>{ Omnitrophic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cebacteria</text:p>
          </table:table-cell>
          <table:table-cell office:value-type="string">
            <text:p>, 2}</text:p>
          </table:table-cell>
          <table:table-cell table:formula="of:=[.A123]&amp;[.B123]&amp;[.C123]" office:value-type="string" office:string-value="{ Pacebacteria, 2}">
            <text:p>{ Pace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bacteria</text:p>
          </table:table-cell>
          <table:table-cell office:value-type="string">
            <text:p>, 2}</text:p>
          </table:table-cell>
          <table:table-cell table:formula="of:=[.A124]&amp;[.B124]&amp;[.C124]" office:value-type="string" office:string-value="{ Parcubacteria, 2}">
            <text:p>{ Parc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bacteria</text:p>
          </table:table-cell>
          <table:table-cell office:value-type="string">
            <text:p>, 2}</text:p>
          </table:table-cell>
          <table:table-cell table:formula="of:=[.A125]&amp;[.B125]&amp;[.C125]" office:value-type="string" office:string-value="{ Parcubacteria, 2}">
            <text:p>{ Parc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bacteria</text:p>
          </table:table-cell>
          <table:table-cell office:value-type="string">
            <text:p>, 2}</text:p>
          </table:table-cell>
          <table:table-cell table:formula="of:=[.A126]&amp;[.B126]&amp;[.C126]" office:value-type="string" office:string-value="{ Parcubacteria, 2}">
            <text:p>{ Parc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bacteria</text:p>
          </table:table-cell>
          <table:table-cell office:value-type="string">
            <text:p>, 2}</text:p>
          </table:table-cell>
          <table:table-cell table:formula="of:=[.A127]&amp;[.B127]&amp;[.C127]" office:value-type="string" office:string-value="{ Parcubacteria, 2}">
            <text:p>{ Parc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bacteria</text:p>
          </table:table-cell>
          <table:table-cell office:value-type="string">
            <text:p>, 2}</text:p>
          </table:table-cell>
          <table:table-cell table:formula="of:=[.A128]&amp;[.B128]&amp;[.C128]" office:value-type="string" office:string-value="{ Parcubacteria, 2}">
            <text:p>{ Parc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rcunitrobacteria</text:p>
          </table:table-cell>
          <table:table-cell office:value-type="string">
            <text:p>, 2}</text:p>
          </table:table-cell>
          <table:table-cell table:formula="of:=[.A129]&amp;[.B129]&amp;[.C129]" office:value-type="string" office:string-value="{ Parcunitrobacteria, 2}">
            <text:p>{ Parcunitr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AUC34f</text:p>
          </table:table-cell>
          <table:table-cell office:value-type="string">
            <text:p>, 2}</text:p>
          </table:table-cell>
          <table:table-cell table:formula="of:=[.A130]&amp;[.B130]&amp;[.C130]" office:value-type="string" office:string-value="{ PAUC34f, 2}">
            <text:p>{ PAUC34f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eregrinibacteria</text:p>
          </table:table-cell>
          <table:table-cell office:value-type="string">
            <text:p>, 2}</text:p>
          </table:table-cell>
          <table:table-cell table:formula="of:=[.A131]&amp;[.B131]&amp;[.C131]" office:value-type="string" office:string-value="{ Peregrinibacteria, 2}">
            <text:p>{ Peregrin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eribacteria</text:p>
          </table:table-cell>
          <table:table-cell office:value-type="string">
            <text:p>, 2}</text:p>
          </table:table-cell>
          <table:table-cell table:formula="of:=[.A132]&amp;[.B132]&amp;[.C132]" office:value-type="string" office:string-value="{ Peribacteria, 2}">
            <text:p>{ Per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lanctomycetota</text:p>
          </table:table-cell>
          <table:table-cell office:value-type="string">
            <text:p>, 2}</text:p>
          </table:table-cell>
          <table:table-cell table:formula="of:=[.A133]&amp;[.B133]&amp;[.C133]" office:value-type="string" office:string-value="{ Planctomycetota, 2}">
            <text:p>{ Planctomycet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oribacteria</text:p>
          </table:table-cell>
          <table:table-cell office:value-type="string">
            <text:p>, 2}</text:p>
          </table:table-cell>
          <table:table-cell table:formula="of:=[.A134]&amp;[.B134]&amp;[.C134]" office:value-type="string" office:string-value="{ Poribacteria, 2}">
            <text:p>{ Por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ortnoybacteria</text:p>
          </table:table-cell>
          <table:table-cell office:value-type="string">
            <text:p>, 2}</text:p>
          </table:table-cell>
          <table:table-cell table:formula="of:=[.A135]&amp;[.B135]&amp;[.C135]" office:value-type="string" office:string-value="{ Portnoybacteria, 2}">
            <text:p>{ Portnoy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Pseudomonadota</text:p>
          </table:table-cell>
          <table:table-cell office:value-type="string">
            <text:p>, 2}</text:p>
          </table:table-cell>
          <table:table-cell table:formula="of:=[.A136]&amp;[.B136]&amp;[.C136]" office:value-type="string" office:string-value="{ Pseudomonadota, 2}">
            <text:p>{ Pseudomonad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Raymondbacteria</text:p>
          </table:table-cell>
          <table:table-cell office:value-type="string">
            <text:p>, 2}</text:p>
          </table:table-cell>
          <table:table-cell table:formula="of:=[.A137]&amp;[.B137]&amp;[.C137]" office:value-type="string" office:string-value="{ Raymondbacteria, 2}">
            <text:p>{ Raymond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Rhodothermota</text:p>
          </table:table-cell>
          <table:table-cell office:value-type="string">
            <text:p>, 2}</text:p>
          </table:table-cell>
          <table:table-cell table:formula="of:=[.A138]&amp;[.B138]&amp;[.C138]" office:value-type="string" office:string-value="{ Rhodothermota, 2}">
            <text:p>{ Rhodotherm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Roizmanbacteria</text:p>
          </table:table-cell>
          <table:table-cell office:value-type="string">
            <text:p>, 2}</text:p>
          </table:table-cell>
          <table:table-cell table:formula="of:=[.A139]&amp;[.B139]&amp;[.C139]" office:value-type="string" office:string-value="{ Roizmanbacteria, 2}">
            <text:p>{ Roizm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Rokubacteria</text:p>
          </table:table-cell>
          <table:table-cell office:value-type="string">
            <text:p>, 2}</text:p>
          </table:table-cell>
          <table:table-cell table:formula="of:=[.A140]&amp;[.B140]&amp;[.C140]" office:value-type="string" office:string-value="{ Rokubacteria, 2}">
            <text:p>{ Roku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Ryanbacteria</text:p>
          </table:table-cell>
          <table:table-cell office:value-type="string">
            <text:p>, 2}</text:p>
          </table:table-cell>
          <table:table-cell table:formula="of:=[.A141]&amp;[.B141]&amp;[.C141]" office:value-type="string" office:string-value="{ Ryanbacteria, 2}">
            <text:p>{ Ry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accharibacteria</text:p>
          </table:table-cell>
          <table:table-cell office:value-type="string">
            <text:p>, 2}</text:p>
          </table:table-cell>
          <table:table-cell table:formula="of:=[.A142]&amp;[.B142]&amp;[.C142]" office:value-type="string" office:string-value="{ Saccharibacteria, 2}">
            <text:p>{ Sacchar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altatorellota</text:p>
          </table:table-cell>
          <table:table-cell office:value-type="string">
            <text:p>, 2}</text:p>
          </table:table-cell>
          <table:table-cell table:formula="of:=[.A143]&amp;[.B143]&amp;[.C143]" office:value-type="string" office:string-value="{ Saltatorellota, 2}">
            <text:p>{ Saltatorell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chekmanbacteria</text:p>
          </table:table-cell>
          <table:table-cell office:value-type="string">
            <text:p>, 2}</text:p>
          </table:table-cell>
          <table:table-cell table:formula="of:=[.A144]&amp;[.B144]&amp;[.C144]" office:value-type="string" office:string-value="{ Schekmanbacteria, 2}">
            <text:p>{ Schekma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hapirobacteria</text:p>
          </table:table-cell>
          <table:table-cell office:value-type="string">
            <text:p>, 2}</text:p>
          </table:table-cell>
          <table:table-cell table:formula="of:=[.A145]&amp;[.B145]&amp;[.C145]" office:value-type="string" office:string-value="{ Shapirobacteria, 2}">
            <text:p>{ Shapiro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pechtbacteria</text:p>
          </table:table-cell>
          <table:table-cell office:value-type="string">
            <text:p>, 2}</text:p>
          </table:table-cell>
          <table:table-cell table:formula="of:=[.A146]&amp;[.B146]&amp;[.C146]" office:value-type="string" office:string-value="{ Spechtbacteria, 2}">
            <text:p>{ Specht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pirochaetota</text:p>
          </table:table-cell>
          <table:table-cell office:value-type="string">
            <text:p>, 2}</text:p>
          </table:table-cell>
          <table:table-cell table:formula="of:=[.A147]&amp;[.B147]&amp;[.C147]" office:value-type="string" office:string-value="{ Spirochaetota, 2}">
            <text:p>{ Spirochaet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taskawiczbacteria</text:p>
          </table:table-cell>
          <table:table-cell office:value-type="string">
            <text:p>, 2}</text:p>
          </table:table-cell>
          <table:table-cell table:formula="of:=[.A148]&amp;[.B148]&amp;[.C148]" office:value-type="string" office:string-value="{ Staskawiczbacteria, 2}">
            <text:p>{ Staskawicz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umerlaeota</text:p>
          </table:table-cell>
          <table:table-cell office:value-type="string">
            <text:p>, 2}</text:p>
          </table:table-cell>
          <table:table-cell table:formula="of:=[.A149]&amp;[.B149]&amp;[.C149]" office:value-type="string" office:string-value="{ Sumerlaeota, 2}">
            <text:p>{ Sumerlae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ungbacteria</text:p>
          </table:table-cell>
          <table:table-cell office:value-type="string">
            <text:p>, 2}</text:p>
          </table:table-cell>
          <table:table-cell table:formula="of:=[.A150]&amp;[.B150]&amp;[.C150]" office:value-type="string" office:string-value="{ Sungbacteria, 2}">
            <text:p>{ Sung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Synergistota</text:p>
          </table:table-cell>
          <table:table-cell office:value-type="string">
            <text:p>, 2}</text:p>
          </table:table-cell>
          <table:table-cell table:formula="of:=[.A151]&amp;[.B151]&amp;[.C151]" office:value-type="string" office:string-value="{ Synergistota, 2}">
            <text:p>{ Synergist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A06</text:p>
          </table:table-cell>
          <table:table-cell office:value-type="string">
            <text:p>, 2}</text:p>
          </table:table-cell>
          <table:table-cell table:formula="of:=[.A152]&amp;[.B152]&amp;[.C152]" office:value-type="string" office:string-value="{ TA06, 2}">
            <text:p>{ TA06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agabacteria</text:p>
          </table:table-cell>
          <table:table-cell office:value-type="string">
            <text:p>, 2}</text:p>
          </table:table-cell>
          <table:table-cell table:formula="of:=[.A153]&amp;[.B153]&amp;[.C153]" office:value-type="string" office:string-value="{ Tagabacteria, 2}">
            <text:p>{ Taga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aylorbacteria</text:p>
          </table:table-cell>
          <table:table-cell office:value-type="string">
            <text:p>, 2}</text:p>
          </table:table-cell>
          <table:table-cell table:formula="of:=[.A154]&amp;[.B154]&amp;[.C154]" office:value-type="string" office:string-value="{ Taylorbacteria, 2}">
            <text:p>{ Taylo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ectomicrobia</text:p>
          </table:table-cell>
          <table:table-cell office:value-type="string">
            <text:p>, 2}</text:p>
          </table:table-cell>
          <table:table-cell table:formula="of:=[.A155]&amp;[.B155]&amp;[.C155]" office:value-type="string" office:string-value="{ Tectomicrobia, 2}">
            <text:p>{ Tectomicrob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Mycoplasmatota</text:p>
          </table:table-cell>
          <table:table-cell office:value-type="string">
            <text:p>, 2}</text:p>
          </table:table-cell>
          <table:table-cell table:formula="of:=[.A156]&amp;[.B156]&amp;[.C156]" office:value-type="string" office:string-value="{ Mycoplasmatota, 2}">
            <text:p>{ Mycoplasmat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errybacteria</text:p>
          </table:table-cell>
          <table:table-cell office:value-type="string">
            <text:p>, 2}</text:p>
          </table:table-cell>
          <table:table-cell table:formula="of:=[.A157]&amp;[.B157]&amp;[.C157]" office:value-type="string" office:string-value="{ Terrybacteria, 2}">
            <text:p>{ Terry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hermodesulfobacteriota</text:p>
          </table:table-cell>
          <table:table-cell office:value-type="string">
            <text:p>, 2}</text:p>
          </table:table-cell>
          <table:table-cell table:formula="of:=[.A158]&amp;[.B158]&amp;[.C158]" office:value-type="string" office:string-value="{ Thermodesulfobacteriota, 2}">
            <text:p>{ Thermodesulfobacter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hermomicrobiota</text:p>
          </table:table-cell>
          <table:table-cell office:value-type="string">
            <text:p>, 2}</text:p>
          </table:table-cell>
          <table:table-cell table:formula="of:=[.A159]&amp;[.B159]&amp;[.C159]" office:value-type="string" office:string-value="{ Thermomicrobiota, 2}">
            <text:p>{ Thermomicrob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hermotogota</text:p>
          </table:table-cell>
          <table:table-cell office:value-type="string">
            <text:p>, 2}</text:p>
          </table:table-cell>
          <table:table-cell table:formula="of:=[.A160]&amp;[.B160]&amp;[.C160]" office:value-type="string" office:string-value="{ Thermotogota, 2}">
            <text:p>{ Thermotog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Torokbacteria</text:p>
          </table:table-cell>
          <table:table-cell office:value-type="string">
            <text:p>, 2}</text:p>
          </table:table-cell>
          <table:table-cell table:formula="of:=[.A161]&amp;[.B161]&amp;[.C161]" office:value-type="string" office:string-value="{ Torokbacteria, 2}">
            <text:p>{ Torok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</text:p>
          </table:table-cell>
          <table:table-cell office:value-type="string">
            <text:p>, 2}</text:p>
          </table:table-cell>
          <table:table-cell table:formula="of:=[.A162]&amp;[.B162]&amp;[.C162]" office:value-type="string" office:string-value="{ UBP-1, 2}">
            <text:p>{ UBP-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3</text:p>
          </table:table-cell>
          <table:table-cell office:value-type="string">
            <text:p>, 2}</text:p>
          </table:table-cell>
          <table:table-cell table:formula="of:=[.A163]&amp;[.B163]&amp;[.C163]" office:value-type="string" office:string-value="{ UBP-3, 2}">
            <text:p>{ UBP-3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4</text:p>
          </table:table-cell>
          <table:table-cell office:value-type="string">
            <text:p>, 2}</text:p>
          </table:table-cell>
          <table:table-cell table:formula="of:=[.A164]&amp;[.B164]&amp;[.C164]" office:value-type="string" office:string-value="{ UBP-4, 2}">
            <text:p>{ UBP-4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5</text:p>
          </table:table-cell>
          <table:table-cell office:value-type="string">
            <text:p>, 2}</text:p>
          </table:table-cell>
          <table:table-cell table:formula="of:=[.A165]&amp;[.B165]&amp;[.C165]" office:value-type="string" office:string-value="{ UBP-5, 2}">
            <text:p>{ UBP-5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6</text:p>
          </table:table-cell>
          <table:table-cell office:value-type="string">
            <text:p>, 2}</text:p>
          </table:table-cell>
          <table:table-cell table:formula="of:=[.A166]&amp;[.B166]&amp;[.C166]" office:value-type="string" office:string-value="{ UBP-6, 2}">
            <text:p>{ UBP-6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7</text:p>
          </table:table-cell>
          <table:table-cell office:value-type="string">
            <text:p>, 2}</text:p>
          </table:table-cell>
          <table:table-cell table:formula="of:=[.A167]&amp;[.B167]&amp;[.C167]" office:value-type="string" office:string-value="{ UBP-7, 2}">
            <text:p>{ UBP-7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8</text:p>
          </table:table-cell>
          <table:table-cell office:value-type="string">
            <text:p>, 2}</text:p>
          </table:table-cell>
          <table:table-cell table:formula="of:=[.A168]&amp;[.B168]&amp;[.C168]" office:value-type="string" office:string-value="{ UBP-8, 2}">
            <text:p>{ UBP-8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9</text:p>
          </table:table-cell>
          <table:table-cell office:value-type="string">
            <text:p>, 2}</text:p>
          </table:table-cell>
          <table:table-cell table:formula="of:=[.A169]&amp;[.B169]&amp;[.C169]" office:value-type="string" office:string-value="{ UBP-9, 2}">
            <text:p>{ UBP-9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0</text:p>
          </table:table-cell>
          <table:table-cell office:value-type="string">
            <text:p>, 2}</text:p>
          </table:table-cell>
          <table:table-cell table:formula="of:=[.A170]&amp;[.B170]&amp;[.C170]" office:value-type="string" office:string-value="{ UBP-10, 2}">
            <text:p>{ UBP-10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1</text:p>
          </table:table-cell>
          <table:table-cell office:value-type="string">
            <text:p>, 2}</text:p>
          </table:table-cell>
          <table:table-cell table:formula="of:=[.A171]&amp;[.B171]&amp;[.C171]" office:value-type="string" office:string-value="{ UBP-11, 2}">
            <text:p>{ UBP-1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2</text:p>
          </table:table-cell>
          <table:table-cell office:value-type="string">
            <text:p>, 2}</text:p>
          </table:table-cell>
          <table:table-cell table:formula="of:=[.A172]&amp;[.B172]&amp;[.C172]" office:value-type="string" office:string-value="{ UBP-12, 2}">
            <text:p>{ UBP-12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3</text:p>
          </table:table-cell>
          <table:table-cell office:value-type="string">
            <text:p>, 2}</text:p>
          </table:table-cell>
          <table:table-cell table:formula="of:=[.A173]&amp;[.B173]&amp;[.C173]" office:value-type="string" office:string-value="{ UBP-13, 2}">
            <text:p>{ UBP-13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4</text:p>
          </table:table-cell>
          <table:table-cell office:value-type="string">
            <text:p>, 2}</text:p>
          </table:table-cell>
          <table:table-cell table:formula="of:=[.A174]&amp;[.B174]&amp;[.C174]" office:value-type="string" office:string-value="{ UBP-14, 2}">
            <text:p>{ UBP-14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5</text:p>
          </table:table-cell>
          <table:table-cell office:value-type="string">
            <text:p>, 2}</text:p>
          </table:table-cell>
          <table:table-cell table:formula="of:=[.A175]&amp;[.B175]&amp;[.C175]" office:value-type="string" office:string-value="{ UBP-15, 2}">
            <text:p>{ UBP-15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6</text:p>
          </table:table-cell>
          <table:table-cell office:value-type="string">
            <text:p>, 2}</text:p>
          </table:table-cell>
          <table:table-cell table:formula="of:=[.A176]&amp;[.B176]&amp;[.C176]" office:value-type="string" office:string-value="{ UBP-16, 2}">
            <text:p>{ UBP-16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BP-17</text:p>
          </table:table-cell>
          <table:table-cell office:value-type="string">
            <text:p>, 2}</text:p>
          </table:table-cell>
          <table:table-cell table:formula="of:=[.A177]&amp;[.B177]&amp;[.C177]" office:value-type="string" office:string-value="{ UBP-17, 2}">
            <text:p>{ UBP-17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Uhrbacteria</text:p>
          </table:table-cell>
          <table:table-cell office:value-type="string">
            <text:p>, 2}</text:p>
          </table:table-cell>
          <table:table-cell table:formula="of:=[.A178]&amp;[.B178]&amp;[.C178]" office:value-type="string" office:string-value="{ Uhrbacteria, 2}">
            <text:p>{ Uhr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Veblenbacteria</text:p>
          </table:table-cell>
          <table:table-cell office:value-type="string">
            <text:p>, 2}</text:p>
          </table:table-cell>
          <table:table-cell table:formula="of:=[.A179]&amp;[.B179]&amp;[.C179]" office:value-type="string" office:string-value="{ Veblenbacteria, 2}">
            <text:p>{ Veblen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Verrucomicrobiota</text:p>
          </table:table-cell>
          <table:table-cell office:value-type="string">
            <text:p>, 2}</text:p>
          </table:table-cell>
          <table:table-cell table:formula="of:=[.A180]&amp;[.B180]&amp;[.C180]" office:value-type="string" office:string-value="{ Verrucomicrobiota, 2}">
            <text:p>{ Verrucomicrobiot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Vogelbacteria</text:p>
          </table:table-cell>
          <table:table-cell office:value-type="string">
            <text:p>, 2}</text:p>
          </table:table-cell>
          <table:table-cell table:formula="of:=[.A181]&amp;[.B181]&amp;[.C181]" office:value-type="string" office:string-value="{ Vogelbacteria, 2}">
            <text:p>{ Vogel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allbacteria</text:p>
          </table:table-cell>
          <table:table-cell office:value-type="string">
            <text:p>, 2}</text:p>
          </table:table-cell>
          <table:table-cell table:formula="of:=[.A182]&amp;[.B182]&amp;[.C182]" office:value-type="string" office:string-value="{ Wallbacteria, 2}">
            <text:p>{ Wall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ildermuthbacteria</text:p>
          </table:table-cell>
          <table:table-cell office:value-type="string">
            <text:p>, 2}</text:p>
          </table:table-cell>
          <table:table-cell table:formula="of:=[.A183]&amp;[.B183]&amp;[.C183]" office:value-type="string" office:string-value="{ Wildermuthbacteria, 2}">
            <text:p>{ Wildermuth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irthbacteria</text:p>
          </table:table-cell>
          <table:table-cell office:value-type="string">
            <text:p>, 2}</text:p>
          </table:table-cell>
          <table:table-cell table:formula="of:=[.A184]&amp;[.B184]&amp;[.C184]" office:value-type="string" office:string-value="{ Wirthbacteria, 2}">
            <text:p>{ Wirth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esebacteria</text:p>
          </table:table-cell>
          <table:table-cell office:value-type="string">
            <text:p>, 2}</text:p>
          </table:table-cell>
          <table:table-cell table:formula="of:=[.A185]&amp;[.B185]&amp;[.C185]" office:value-type="string" office:string-value="{ Woesebacteria, 2}">
            <text:p>{ Woese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lfebacteria</text:p>
          </table:table-cell>
          <table:table-cell office:value-type="string">
            <text:p>, 2}</text:p>
          </table:table-cell>
          <table:table-cell table:formula="of:=[.A186]&amp;[.B186]&amp;[.C186]" office:value-type="string" office:string-value="{ Wolfebacteria, 2}">
            <text:p>{ Wolfe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ykebacteria</text:p>
          </table:table-cell>
          <table:table-cell office:value-type="string">
            <text:p>, 2}</text:p>
          </table:table-cell>
          <table:table-cell table:formula="of:=[.A187]&amp;[.B187]&amp;[.C187]" office:value-type="string" office:string-value="{ Woykebacteria, 2}">
            <text:p>{ Woyke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R-1</text:p>
          </table:table-cell>
          <table:table-cell office:value-type="string">
            <text:p>, 2}</text:p>
          </table:table-cell>
          <table:table-cell table:formula="of:=[.A188]&amp;[.B188]&amp;[.C188]" office:value-type="string" office:string-value="{ WOR-1, 2}">
            <text:p>{ WOR-1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R-2</text:p>
          </table:table-cell>
          <table:table-cell office:value-type="string">
            <text:p>, 2}</text:p>
          </table:table-cell>
          <table:table-cell table:formula="of:=[.A189]&amp;[.B189]&amp;[.C189]" office:value-type="string" office:string-value="{ WOR-2, 2}">
            <text:p>{ WOR-2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WOR-3</text:p>
          </table:table-cell>
          <table:table-cell office:value-type="string">
            <text:p>, 2}</text:p>
          </table:table-cell>
          <table:table-cell table:formula="of:=[.A190]&amp;[.B190]&amp;[.C190]" office:value-type="string" office:string-value="{ WOR-3, 2}">
            <text:p>{ WOR-3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Yanofskybacteria</text:p>
          </table:table-cell>
          <table:table-cell office:value-type="string">
            <text:p>, 2}</text:p>
          </table:table-cell>
          <table:table-cell table:formula="of:=[.A191]&amp;[.B191]&amp;[.C191]" office:value-type="string" office:string-value="{ Yanofskybacteria, 2}">
            <text:p>{ Yanofsky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Yonathbacteria</text:p>
          </table:table-cell>
          <table:table-cell office:value-type="string">
            <text:p>, 2}</text:p>
          </table:table-cell>
          <table:table-cell table:formula="of:=[.A192]&amp;[.B192]&amp;[.C192]" office:value-type="string" office:string-value="{ Yonathbacteria, 2}">
            <text:p>{ Yonath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Zambryskibacteria</text:p>
          </table:table-cell>
          <table:table-cell office:value-type="string">
            <text:p>, 2}</text:p>
          </table:table-cell>
          <table:table-cell table:formula="of:=[.A193]&amp;[.B193]&amp;[.C193]" office:value-type="string" office:string-value="{ Zambryskibacteria, 2}">
            <text:p>{ Zambryskibacteria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ZB2</text:p>
          </table:table-cell>
          <table:table-cell office:value-type="string">
            <text:p>, 2}</text:p>
          </table:table-cell>
          <table:table-cell table:formula="of:=[.A194]&amp;[.B194]&amp;[.C194]" office:value-type="string" office:string-value="{ ZB2, 2}">
            <text:p>{ ZB2, 2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Zixibacteria</text:p>
          </table:table-cell>
          <table:table-cell office:value-type="string">
            <text:p>, 2}</text:p>
          </table:table-cell>
          <table:table-cell table:formula="of:=[.A195]&amp;[.B195]&amp;[.C195]" office:value-type="string" office:string-value="{ Zixibacteria, 2}">
            <text:p>{ Zixibacteria, 2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30T02:19:59.57</dc:date>
    <dc:creator>eric vosselmans</dc:creator>
    <meta:document-statistic meta:table-count="1" meta:cell-count="780" meta:object-count="0"/>
    <meta:generator>OpenOffice/4.1.3$Win32 OpenOffice.org_project/413m1$Build-9783</meta:generator>
  </office:meta>
</office:document-meta>
</file>